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73d11" officeooo:paragraph-rsid="00073d11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7be1e" officeooo:paragraph-rsid="0007be1e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tyle="normal" fo:font-weight="normal" officeooo:rsid="0007be1e" officeooo:paragraph-rsid="0007be1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tyle="normal" fo:font-weight="normal" officeooo:rsid="0007be1e" officeooo:paragraph-rsid="0007be1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tyle="normal" fo:font-weight="normal" officeooo:rsid="000a8e96" officeooo:paragraph-rsid="000a8e9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tyle="normal" fo:font-weight="normal" officeooo:rsid="000b0fbf" officeooo:paragraph-rsid="000b0fb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tyle="normal" fo:font-weight="normal" officeooo:rsid="000b0fbf" officeooo:paragraph-rsid="000cd09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tyle="normal" fo:font-weight="normal" officeooo:rsid="000d756c" officeooo:paragraph-rsid="000d756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0a8e96" officeooo:paragraph-rsid="000a8e96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rsid="000cd094" officeooo:paragraph-rsid="000cd094"/>
    </style:style>
    <style:style style:name="P11" style:family="paragraph" style:parent-style-name="Heading_20_1">
      <style:text-properties officeooo:paragraph-rsid="0013ef4f"/>
    </style:style>
    <style:style style:name="P12" style:family="paragraph" style:parent-style-name="List_20_Paragraph" style:list-style-name="WWNum1">
      <style:text-properties fo:font-size="12pt" officeooo:paragraph-rsid="0013ef4f" style:font-size-asian="12pt" style:font-size-complex="12pt"/>
    </style:style>
    <style:style style:name="P13" style:family="paragraph" style:parent-style-name="List_20_Paragraph">
      <style:text-properties fo:font-size="12pt" officeooo:paragraph-rsid="0013ef4f" style:font-size-asian="12pt" style:font-size-complex="12pt"/>
    </style:style>
    <style:style style:name="P1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0a8e96" officeooo:paragraph-rsid="0013ef4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tyle="italic" fo:font-weight="bold" officeooo:rsid="00073d11" officeooo:paragraph-rsid="00073d1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normal" officeooo:rsid="0007be1e" officeooo:paragraph-rsid="0007be1e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ize="12pt" officeooo:paragraph-rsid="0011fb7d" style:font-size-asian="12pt" style:font-size-complex="12pt"/>
    </style:style>
    <style:style style:name="P18" style:family="paragraph" style:parent-style-name="Standard">
      <style:text-properties fo:font-size="12pt" officeooo:paragraph-rsid="0013ef4f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0cd094" officeooo:paragraph-rsid="000cd09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0a8e96" officeooo:paragraph-rsid="000a8e96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0a8e96" officeooo:paragraph-rsid="0011fb7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0a8e96" officeooo:paragraph-rsid="000a8e9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2pt" officeooo:paragraph-rsid="0011fb7d" style:font-size-asian="12pt" style:font-size-complex="12pt"/>
    </style:style>
    <style:style style:name="P24" style:family="paragraph" style:parent-style-name="Standard_20__28_user_29_">
      <style:text-properties fo:font-size="12pt" fo:font-weight="bold" officeooo:paragraph-rsid="0013ef4f" style:font-size-asian="12pt" style:font-weight-asian="bold" style:font-size-complex="12pt" style:font-weight-complex="bold"/>
    </style:style>
    <style:style style:name="P25" style:family="paragraph" style:parent-style-name="Standard_20__28_user_29_">
      <style:text-properties fo:font-size="12pt" officeooo:paragraph-rsid="0013ef4f" style:font-size-asian="12pt" style:font-size-complex="12pt"/>
    </style:style>
    <style:style style:name="P26" style:family="paragraph" style:parent-style-name="Text_20_body_20__28_user_29_">
      <style:text-properties fo:font-size="12pt" officeooo:paragraph-rsid="0013ef4f" style:font-size-asian="12pt" style:font-size-complex="12pt"/>
    </style:style>
    <style:style style:name="P27" style:family="paragraph" style:parent-style-name="Title" style:master-page-name="Standard">
      <style:paragraph-properties style:page-number="auto"/>
    </style:style>
    <style:style style:name="P28" style:family="paragraph" style:parent-style-name="Title">
      <style:text-properties officeooo:paragraph-rsid="0013ef4f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0fbf" style:font-style-asian="italic" style:font-style-complex="italic"/>
    </style:style>
    <style:style style:name="T4" style:family="text">
      <style:text-properties fo:font-style="italic" officeooo:rsid="000cd094" style:font-style-asian="italic" style:font-style-complex="italic"/>
    </style:style>
    <style:style style:name="T5" style:family="text">
      <style:text-properties fo:font-style="italic" officeooo:rsid="000d756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/>
    </style:style>
    <style:style style:name="T7" style:family="text">
      <style:text-properties officeooo:rsid="0008f96b"/>
    </style:style>
    <style:style style:name="T8" style:family="text">
      <style:text-properties officeooo:rsid="000b0fbf"/>
    </style:style>
    <style:style style:name="T9" style:family="text">
      <style:text-properties officeooo:rsid="000cd094"/>
    </style:style>
    <style:style style:name="T10" style:family="text">
      <style:text-properties officeooo:rsid="000d756c"/>
    </style:style>
    <style:style style:name="T11" style:family="text">
      <style:text-properties officeooo:rsid="001008b6"/>
    </style:style>
    <style:style style:name="T12" style:family="text">
      <style:text-properties officeooo:rsid="0011aa4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text-underline-style="solid" style:text-underline-width="auto" style:text-underline-color="font-color" style:font-style-asian="italic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bold" style:font-weight-asian="bold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size="14pt" fo:language="en" fo:country="US" fo:font-weight="bold" style:font-size-asian="14pt" style:font-weight-asian="bold" style:font-size-complex="14pt"/>
    </style:style>
    <style:style style:name="T19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Документация по блоку <text:span text:style-name="T2">algorithm </text:span></text:p>
      <text:p text:style-name="P15"/>
      <text:p text:style-name="P1">Блок алгоритм отвечает за то, чтоб по предоставленной базе данных из маршрутов и остановок, находить оптимальный путь с наименьшим количеством пересадок между любыми двумя остановками. Найдя этот путь alg.py записывает все это в новую базу данных, которая потом передается server для визуализации. </text:p>
      <text:p text:style-name="P1"/>
      <text:h text:style-name="Heading_20_1" text:outline-level="1">Какие структуры использованы для реализации: </text:h>
      <text:p text:style-name="P1"/>
      <text:p text:style-name="P2">Две основные структуры данных, которые используются в реализации – <text:span text:style-name="T2">routes</text:span> и <text:span text:style-name="T2">graph. </text:span></text:p>
      <text:p text:style-name="P16"/>
      <text:p text:style-name="P4"><text:span text:style-name="T2">Routes</text:span> — структура, которая является словарем состоящим из всех маршрутов, которые существуют в базе данных. По номеру маршрута мы попадаем в структуру <text:span text:style-name="T2">Rinfo</text:span>, в которой хранится информация является ли маршрут кольцевым и набор остановок по которым он проходит. Структура <text:span text:style-name="T2">Routes</text:span> была создана из соображений, что скорее всего <text:span text:style-name="T7">маршруты и так максимально оптимизированы , поэтому лучше пробежаться по уже готовым маршрутам и сэкономить время, подсчитывая заранее неявные ребра. </text:span></text:p>
      <text:p text:style-name="P3"/>
      <text:p text:style-name="P5"><text:span text:style-name="T2">Graph </text:span>– самая сложная и массивная структура в программе. Теперь внимательно смотрим за руками. Сам<text:span text:style-name="T2"> graph</text:span> – словать, ключ — номер остановки, а значение – список из структуры<text:span text:style-name="T2"> edge.</text:span> Что такое структура <text:span text:style-name="T2">edge</text:span>? А это структура содержащая следующие данные – номер маршрута, в котором встречается данная остановка, и позиции на которых она находится. <text:s text:c="4"/></text:p>
      <text:p text:style-name="P5"/>
      <text:p text:style-name="P9">Далее в самом алгоритме Дейкстры используются следующие структуры: </text:p>
      <text:p text:style-name="P9"><text:tab/></text:p>
      <text:p text:style-name="P5"><text:span text:style-name="T2">priority_queue </text:span>– очередь с приоритетом, которая позволяет нам получать ребро с наименьшим весом и куда это ребро ведет. </text:p>
      <text:p text:style-name="P5"/>
      <text:p text:style-name="P5"><text:span text:style-name="T3">d</text:span><text:span text:style-name="T2">ist</text:span> – словарь, ключ — номер остановки, значение – наименьшее <text:span text:style-name="T8">расстояние, которое нужно преодолеть, чтоб попасть в остановку </text:span></text:p>
      <text:p text:style-name="P5"/>
      <text:p text:style-name="P6"><text:span text:style-name="T2">last_route</text:span> – словарь, ключ – номер остановки, значение – последний маршрут из всей цепочки, по которому мы попали в остановку. <text:s/>Требуется для оптимизации и для <text:span text:style-name="T9">восстановления пути маршрутов по которому мы пришли в нужную нам остановку. <text:s/></text:span></text:p>
      <text:p text:style-name="P6"/>
      <text:p text:style-name="P7"><text:span text:style-name="T2">prev_stop</text:span> – словарь, ключ – номер остановки, значение остановка из которой мы попали в текущую. <text:s/>Требуется <text:s/><text:span text:style-name="T9">восстановления пути остановок по которому мы пришли в нужную нам. </text:span></text:p>
      <text:p text:style-name="P7"/>
      <text:p text:style-name="P7"><text:span text:style-name="T4">seq_stops</text:span><text:span text:style-name="T9"> – костыль, который позволяет дать нормальные id остановка, а не совсем оригинальные по сравнению с теми, что были даны базой данных. </text:span></text:p>
      <text:p text:style-name="P7"/>
      <text:p text:style-name="P8"><text:span text:style-name="T2">visited </text:span>– словарь, ключ – номер остановки, значение была ли посещена вершина, вершина считается посещенной, если из нее были проработаны все пути. </text:p>
      <text:p text:style-name="P7"><text:soft-page-break/></text:p>
      <text:h text:style-name="Heading_20_1" text:outline-level="1">Как работает наш алгоритм Дейкстры: </text:h>
      <text:p text:style-name="P10">Свое начало алгоритм берет в функции <text:span text:style-name="T2">opt_routes</text:span>, где для каждой вершины из списка остановок вызывает <text:span text:style-name="T10">функцию </text:span><text:span text:style-name="T5">routes_to_all_stops</text:span><text:span text:style-name="T10">, где и находится сам алгоритм. <text:line-break/><text:line-break/>Собственно в начале алгоритма заводятся все структуры указанные выше. <text:s/>По классике дейкстры изначально все длины пути равны бесконечности, ну кроме стартовой вершины </text:span></text:p>
      <text:p text:style-name="P19"><text:s text:c="2"/></text:p>
      <text:p text:style-name="P9"><text:s/><text:span text:style-name="T11">Далее смотрим в графе где встречается наша вершина и переходя в функцию dijkstra_core, где проходятся все неявные ребра и мы высчитываем оптимальный маршрут. <text:s/></text:span><text:span text:style-name="T12">В алгоритме есть всякие оптимизации, из серии если вершина была посещена, то мы больше ее не смотрим. <text:s/>Так же когда мы делаем пересадку мы накидываем вес, чтоб на частично совпадающих маршрутах мы не делали пересадки. <text:s/></text:span></text:p>
      <text:p text:style-name="P9"/>
      <text:p text:style-name="P27"><text:span text:style-name="T19">Документация по блоку </text:span><text:span text:style-name="T16">Server</text:span><text:span text:style-name="T19"> </text:span></text:p>
      <text:p text:style-name="P17">Для того, чтобы запустить сервер, необходимо запустить<text:span text:style-name="T2"> python </text:span>скрипт <text:span text:style-name="T2">run.py</text:span> и перейти по ссылке: http://127.0.0.1:5000/. На открытой странице необходимо ввести названия первой и последней остановки, и нажать на кнопку "отправить" чтобы получить маршрут. Для того, чтобы вернуться на первоначальную страницу, необходимо нажать на <text:span text:style-name="T2">"back to map"</text:span>. Шаблоны для URL страниц находятся в директории app/templates. Search.html отвечает за первоначальную страницу, <text:span text:style-name="T2">login.html </text:span>- за страницу с построеным маршрутом. Обработка URL запросов и построение маршрута производятся в файле <text:span text:style-name="T2">views.py.</text:span> Скрипт __init__.py инициализирует сервер и импортирует <text:span text:style-name="T2">views.py.</text:span> Для построения маршрута и карты со всеми остановками в скрипте<text:span text:style-name="T2"> views.py</text:span> создаются файлы <text:span text:style-name="T2">basic_map.html </text:span>и <text:span text:style-name="T2">route_map.html.</text:span> Для корректной работы сервера необходимо установить следующие библиотеки: <text:span text:style-name="T2">os, flask,</text:span> <text:span text:style-name="T2">(flask_wtf), sqlite3, folium.</text:span></text:p>
      <text:h text:style-name="Heading_20_1" text:outline-level="1"><text:span text:style-name="T19">Как устроен процесс взаимодействия </text:span><text:span text:style-name="T16">server</text:span><text:span text:style-name="T19"> и базы данных:</text:span></text:h>
      <text:p text:style-name="P17">С помощью библиотеки <text:span text:style-name="T15">sqlite</text:span><text:span text:style-name="T2">3</text:span> открывается <text:span text:style-name="T13">connection</text:span> с базой данных и выполняется поиск списка остановок по двум строкам, введенных пользователем: <text:span text:style-name="T15">bus</text:span><text:span text:style-name="T2">1, </text:span><text:span text:style-name="T15">bus</text:span><text:span text:style-name="T2">2.</text:span></text:p>
      <text:p text:style-name="P17"><text:span text:style-name="T19">Какие структуры использованы для реализации:</text:span></text:p>
      <text:p text:style-name="P17">Функция <text:span text:style-name="T15">read</text:span><text:span text:style-name="T2">_</text:span><text:span text:style-name="T15">way</text:span> осуществляет поиск по базе данных и возвращает два списка объектов <text:span text:style-name="T15">way</text:span><text:span text:style-name="T2"> </text:span>и<text:span text:style-name="T2"> </text:span><text:span text:style-name="T15">transfer</text:span><text:span text:style-name="T2">. </text:span></text:p>
      <text:p text:style-name="P23"><text:span text:style-name="T14">way</text:span><text:span text:style-name="T1"> </text:span>– список координат и имен остановок. </text:p>
      <text:p text:style-name="P23"><text:span text:style-name="T14">transfer</text:span><text:span text:style-name="T6"> </text:span>– список координат и имен остановок, на которых осуществляется пересадка. </text:p>
      <text:p text:style-name="P23"><text:span text:style-name="T13">stops</text:span> - список всех остановок Москвы с форматом, описанным выше.</text:p>
      <text:h text:style-name="Heading_20_1" text:outline-level="1"><text:span text:style-name="T19">Какие методы </text:span><text:span text:style-name="T16">folium</text:span><text:span text:style-name="T19"> использованы для создания карты:</text:span></text:h>
      <text:p text:style-name="P23"><text:span text:style-name="T15">folium</text:span><text:span text:style-name="T2">.</text:span><text:span text:style-name="T15">Map</text:span><text:span text:style-name="T2">()</text:span> – создание новой карты</text:p>
      <text:p text:style-name="P23"><text:span text:style-name="T15">folium</text:span><text:span text:style-name="T2">.</text:span><text:span text:style-name="T15">CircleMarker</text:span><text:span text:style-name="T2">().</text:span><text:span text:style-name="T15">add</text:span><text:span text:style-name="T2">_</text:span><text:span text:style-name="T15">to</text:span><text:span text:style-name="T2">()</text:span> – добавление маркеров на карту</text:p>
      <text:p text:style-name="P23"><text:span text:style-name="T15">folium</text:span><text:span text:style-name="T2">.</text:span><text:span text:style-name="T15">PolyLine</text:span><text:span text:style-name="T2">().</text:span><text:span text:style-name="T15">add</text:span><text:span text:style-name="T2">_</text:span><text:span text:style-name="T15">to</text:span><text:span text:style-name="T2">() </text:span>– построение ломаной линии на карте</text:p>
      <text:p text:style-name="P23"><text:span text:style-name="T15">MarkerCluster</text:span><text:span text:style-name="T2">().</text:span><text:span text:style-name="T15">add</text:span><text:span text:style-name="T2">_</text:span><text:span text:style-name="T15">to</text:span><text:span text:style-name="T2">()</text:span> – создание кластера на карте</text:p>
      <text:p text:style-name="P23"><text:span text:style-name="T15">save</text:span><text:span text:style-name="T2">()</text:span> – сохранение карты в виде <text:span text:style-name="T13">html</text:span>-файла в указанный путь</text:p>
      <text:h text:style-name="Heading_20_1" text:outline-level="1"><text:span text:style-name="T19">Какие </text:span><text:span text:style-name="T16">FlaskForm</text:span><text:span text:style-name="T19"> были использованы для взаимодействия пользователя и программы: </text:span></text:h>
      <text:p text:style-name="P17">Форма<text:span text:style-name="T13"> </text:span><text:span text:style-name="T15">SearchForm(FlaskForm)</text:span><text:span text:style-name="T13"> </text:span>содержит<text:span text:style-name="T13"> </text:span>три<text:span text:style-name="T13"> </text:span>поля<text:span text:style-name="T13">: </text:span><text:span text:style-name="T15">TextField, TextField, SubmitField.</text:span><text:span text:style-name="T13"> </text:span>Используемый валидатор:<text:span text:style-name="T2"> </text:span><text:span text:style-name="T15">DataReqired</text:span><text:span text:style-name="T2">().</text:span> Нажатие пользователем кнопки <text:span text:style-name="T13">Submit</text:span> проверяется методом <text:span text:style-name="T15">validate</text:span><text:span text:style-name="T2">_</text:span><text:span text:style-name="T15">on</text:span><text:span text:style-name="T2">_</text:span><text:span text:style-name="T15">submit</text:span><text:span text:style-name="T2">()</text:span>. Данные с <text:span text:style-name="T15">TextField</text:span><text:span text:style-name="T2"> </text:span>считываются в<text:span text:style-name="T2"> </text:span><text:span text:style-name="T15">bus</text:span><text:span text:style-name="T2">1, </text:span><text:span text:style-name="T15">bus</text:span><text:span text:style-name="T2">2</text:span> из поля <text:span text:style-name="T15">form</text:span><text:span text:style-name="T2">.</text:span><text:span text:style-name="T15">name</text:span><text:span text:style-name="T2">.</text:span><text:span text:style-name="T15">data</text:span><text:span text:style-name="T2">.</text:span> </text:p>
      <text:h text:style-name="Heading_20_1" text:outline-level="1">Как работает алгоритм виртуализации маршрута:</text:h>
      <text:p text:style-name="P21">В начале алгоритма идет проход по всем остановкам из <text:span text:style-name="T13">way</text:span>, полученные данные добавляются в список до тех пор пока не встретится остановка с пересадкой. Далее меняется цвет маршрута функцией <text:span text:style-name="T15">change</text:span><text:span text:style-name="T2">_</text:span><text:span text:style-name="T15">color</text:span><text:span text:style-name="T2">(</text:span><text:span text:style-name="T15">color</text:span><text:span text:style-name="T2">)</text:span> и происходит добавление части маршрута без пересадок на карту.</text:p>
      <text:p text:style-name="P22"/>
      <text:p text:style-name="P28"><text:soft-page-break/>Документация по блоку <text:span text:style-name="T15">parser </text:span>и <text:span text:style-name="T15">database</text:span></text:p>
      <text:p text:style-name="P24"/>
      <text:p text:style-name="P25">Блок <text:span text:style-name="T15">parser</text:span> отвечает за то, выкачать данные по остановкам и маршрутам с сайта <text:span text:style-name="T15">data.mos.ru.</text:span></text:p>
      <text:p text:style-name="P25">Блок <text:span text:style-name="T15">database</text:span> отвечает за то, чтоб сформировать базу данных нужного формата для работы остальных частей проекта.</text:p>
      <text:h text:style-name="P11" text:outline-level="1">Как работает <text:span text:style-name="T15">parser</text:span>:</text:h>
      <text:p text:style-name="P26">Сначала <text:span text:style-name="T13">parser</text:span> заполняет таблицу остановок, а затем таблицу маршрутов. Таблица остановок (<text:span text:style-name="T15">stopsker</text:span>) содержит следующие данные: <text:span text:style-name="T13">id </text:span>остановки, её имя, координаты остановки и маршруты, проходящие через остановку. Таблица маршрутов (<text:span text:style-name="T15">routesker</text:span>) содержит следующие данные<text:span text:style-name="T13">: id </text:span>маршрута, его название, цепочку из <text:span text:style-name="T13">id </text:span>остановок, цепочку из координат маршрута, флаг кольцевого маршрута.</text:p>
      <text:h text:style-name="P11" text:outline-level="1">Как работает <text:span text:style-name="T15">database</text:span>:</text:h>
      <text:p text:style-name="P18">Данный блок состоит из 4-х программ, каждая из которых вносит свои корректировки в базу данных для того, чтоб с ней смог работать дальнейший алгоритм. Описание работы каждой программы:</text:p>
      <text:list xml:id="list2170600156" text:style-name="WWNum1">
        <text:list-item>
          <text:p text:style-name="P12"><text:span text:style-name="T13">Edit_db.py:<text:line-break/></text:span>Проверяет есть ли в <text:span text:style-name="T2">routesker</text:span> маршрут из <text:span text:style-name="T2">Route_Num</text:span> для каждой остановки, если нет, то удаляет его из <text:span text:style-name="T2">Route_Num</text:span><text:span text:style-name="T13">. </text:span>Если да: проверяет, есть ли станция в <text:span text:style-name="T2">chain_stops</text:span> данного маршрута, если нет: удаляет маршрут из <text:span text:style-name="T2">Route_Num</text:span><text:span text:style-name="T13">. </text:span>Если да: <text:line-break/>1) заменяет маршрут-номер на id-маршрута в <text:span text:style-name="T2">Route_Num</text:span><text:line-break/>2) заменяет <text:span text:style-name="T2">Name_stop</text:span> - на id-stop в <text:span text:style-name="T2">chain_cords</text:span><text:span text:style-name="T13">, <text:line-break/></text:span>если маршрутов в <text:span text:style-name="T2">Route_Num</text:span> не осталось, то удаляет остановку</text:p>
        </text:list-item>
        <text:list-item>
          <text:p text:style-name="P12"><text:span text:style-name="T13">Edit_db1.py:<text:line-break/></text:span>Программа корректирует столбец <text:span text:style-name="T2">Route_Num</text:span>: вставляет туда валидные id маршрута + удаляет остановки, у которых на самом деле не оказалось маршрута из базы данных</text:p>
        </text:list-item>
        <text:list-item>
          <text:p text:style-name="P12"><text:span text:style-name="T13">Edit_db2.py:<text:line-break/></text:span>Программа для вставки обратного пути цепочки остановок для некольцевого маршрута, и возможной инверсии обозначений кольцевого маршрута.</text:p>
        </text:list-item>
        <text:list-item>
          <text:p text:style-name="P12"><text:span text:style-name="T13">Edit_db3.py:</text:span></text:p>
        </text:list-item>
      </text:list>
      <text:p text:style-name="P13">Работает с координатами маршрута (Прогресс): вычисляет наиближайшую к остановке и вместо неё вставляет координату остановки</text:p>
      <text:p text:style-name="P13">А так же отображает зеркально цепочку координат маршрута для некольцевого маршрута (Прогресс2)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1:43:45.083323028</meta:creation-date>
    <dc:date>2022-05-23T15:18:20.795304063</dc:date>
    <meta:editing-duration>PT31M1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50" meta:word-count="980" meta:character-count="7282" meta:non-whitespace-character-count="6286"/>
  </office:meta>
</office:document-meta>
</file>